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ter" svg:font-family="inter, 'Helvetica Neue', sans-serif"/>
    <style:font-face style:name="var bloko-font-family-override" svg:font-family="'var bloko-font-family-override', Aria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c9211e" style:font-name="Helvetica Neue" fo:font-size="10pt" fo:letter-spacing="normal" fo:font-style="normal" fo:font-weight="bold" officeooo:rsid="00102839" officeooo:paragraph-rsid="00102839" style:font-size-asian="10pt" style:font-weight-asian="bold" style:font-size-complex="10pt" style:font-weight-complex="bold"/>
    </style:style>
    <style:style style:name="P2" style:family="paragraph" style:parent-style-name="Heading_20_2">
      <style:text-properties fo:font-variant="normal" fo:text-transform="none" fo:color="#313131" style:font-name="Helvetica Neue" fo:font-size="10pt" fo:letter-spacing="normal" fo:font-style="normal" fo:font-weight="bold" officeooo:rsid="00102839" officeooo:paragraph-rsid="00102839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c9211e" fo:font-weight="bold" officeooo:rsid="00102839" officeooo:paragraph-rsid="00102839" style:font-weight-asian="bold" style:font-weight-complex="bold"/>
    </style:style>
    <style:style style:name="P4" style:family="paragraph" style:parent-style-name="Standard">
      <style:text-properties fo:color="#000000" fo:font-weight="normal" officeooo:rsid="00102839" officeooo:paragraph-rsid="00102839" style:font-weight-asian="normal" style:font-weight-complex="normal"/>
    </style:style>
    <style:style style:name="P5" style:family="paragraph" style:parent-style-name="Text_20_body">
      <style:text-properties fo:font-variant="normal" fo:text-transform="none" fo:color="#c9211e" style:font-name="Helvetica Neue" fo:font-size="10pt" fo:letter-spacing="normal" fo:font-style="normal" fo:font-weight="bold" officeooo:rsid="00102839" officeooo:paragraph-rsid="00102839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515151" style:font-name="Helvetica Neue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text-properties fo:font-variant="normal" fo:text-transform="none" fo:color="#515151" style:font-name="Helvetica Neue" fo:font-size="12pt" fo:letter-spacing="normal" fo:font-style="normal" fo:font-weight="normal" officeooo:rsid="00102839" officeooo:paragraph-rsid="00102839"/>
    </style:style>
    <style:style style:name="P9" style:family="paragraph" style:parent-style-name="Standard">
      <style:text-properties fo:font-variant="normal" fo:text-transform="none" fo:color="#2a3137" style:font-name="inter" fo:font-size="10.5pt" fo:letter-spacing="normal" fo:font-style="normal" fo:font-weight="normal" officeooo:rsid="00102839" officeooo:paragraph-rsid="00102839" fo:background-color="#ffffff" loext:padding="0in" loext:border="none"/>
    </style:style>
    <style:style style:name="P10" style:family="paragraph" style:parent-style-name="Standard">
      <style:text-properties fo:font-variant="normal" fo:text-transform="none" fo:color="#2a3137" style:font-name="inter" fo:font-size="10.5pt" fo:letter-spacing="normal" fo:font-style="normal" fo:font-weight="normal" officeooo:paragraph-rsid="00102839" fo:background-color="#ffffff" loext:padding="0in" loext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43%" fo:orphans="2" fo:widows="2" fo:text-indent="0in" style:auto-text-indent="false"/>
      <style:text-properties fo:font-variant="normal" fo:text-transform="none" fo:color="#2a3137" style:font-name="var bloko-font-family-override" fo:font-size="10.5pt" fo:letter-spacing="normal" fo:font-style="normal" fo:font-weight="bold" fo:background-color="#ffffff" loext:padding="0in" loext:border="none"/>
    </style:style>
    <style:style style:name="P12" style:family="paragraph" style:parent-style-name="Text_20_body" style:list-style-name="L1">
      <style:paragraph-properties fo:margin-top="0in" fo:margin-bottom="0.0972in" loext:contextual-spacing="false" fo:orphans="2" fo:widows="2"/>
      <style:text-properties fo:font-variant="normal" fo:text-transform="none" fo:color="#515151" style:font-name="Helvetica Neue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1">
      <style:paragraph-properties fo:margin-top="0in" fo:margin-bottom="0.0972in" loext:contextual-spacing="false" fo:orphans="2" fo:widows="2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43%" fo:orphans="2" fo:widows="2" fo:text-indent="0in" style:auto-text-indent="false"/>
      <style:text-properties fo:font-variant="normal" fo:text-transform="none" fo:color="#2a3137" style:font-name="var bloko-font-family-override" fo:font-size="10.5pt" fo:letter-spacing="normal" fo:font-style="normal" fo:font-weight="bold" fo:background-color="#ffffff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a3137" style:font-name="inter" fo:font-size="10.5pt" fo:letter-spacing="normal" fo:font-style="normal" fo:font-weight="normal" fo:background-color="#ffffff" loext:padding="0in" loext:border="none"/>
    </style:style>
    <style:style style:name="T1" style:family="text">
      <style:text-properties fo:font-variant="normal" fo:text-transform="none" fo:color="#303030" style:font-name="Helvetica Neue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0303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515151" style:font-name="Helvetica Neue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515151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268bd2" style:text-line-through-style="none" style:text-line-through-type="none" style:font-name="Helvetica Neue" fo:font-size="10pt" fo:letter-spacing="normal" fo:font-style="normal" style:text-underline-style="none" fo:font-weight="normal" style:text-blinking="false" style:font-size-asian="10pt" style:font-size-complex="10pt"/>
    </style:style>
    <style:style style:name="T6" style:family="text">
      <style:text-properties fo:text-transform="lowercase"/>
    </style:style>
    <style:style style:name="T7" style:family="text">
      <style:text-properties fo:text-transform="lowercase" officeooo:rsid="00102839"/>
    </style:style>
    <style:style style:name="T8" style:family="text">
      <style:text-properties fo:color="#5e6c77" style:font-name="var bloko-font-family-override" fo:font-size="9pt"/>
    </style:style>
    <style:style style:name="T9" style:family="text">
      <style:text-properties fo:color="#768694" style:font-name="var bloko-font-family-override"/>
    </style:style>
    <style:style style:name="T10" style:family="text">
      <style:text-properties officeooo:rsid="00102839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Декабрь 2021 — по настоящее время <text:s/><text:span text:style-name="T9">2 года 5 месяцев</text:span></text:p>
      <text:p text:style-name="P11">ООО Группа индустриальных технологий</text:p>
      <text:p text:style-name="P14">Программист С++</text:p>
      <text:p text:style-name="P15">1. Создание программы для системы оботражения информации<text:line-break/>2. Адаптация многих существующих программ под новое железо<text:line-break/>3. Создание программы для управления цифровым усилителем<text:line-break/>4. Создание программы для управления камерой видеонаблюдения<text:line-break/>5. Разработка большого проекта диспетческой громкоговорящей на базе STM32 серии H753<text:line-break/>6. Разработка интерфейсов пользователя на языке QML<text:line-break/>7. Разработка преобразователя интерфейсов ISDN - Ethernet<text:line-break/>8. Разработка системы хранения конструкторской документации с доступом к базе по web интерфейсу<text:line-break/>Стек технологий Linux, Windows, С++, С, FreeRtos, Lwip, Boost, Qt, STM32, Milandr</text:p>
      <text:p text:style-name="P10"/>
      <text:p text:style-name="P10"/>
      <text:p text:style-name="P10"/>
      <text:p text:style-name="P10">Июнь 2021 — <text:span text:style-name="T6">декабрь</text:span> 2021 <text:s text:c="2"/><text:span text:style-name="T9">7 месяцев</text:span></text:p>
      <text:p text:style-name="P11">AO Российская промышленная коллегия</text:p>
      <text:p text:style-name="P14">Программист С++</text:p>
      <text:p text:style-name="P15">1. Создание пользовательских приложений с графическим интерфейсом с использованием библиотек Qt<text:line-break/>2. Рефакторинг легаси кода<text:line-break/>Стек технологий Windows, С++, Boost, Qt</text:p>
      <text:p text:style-name="P10"/>
      <text:p text:style-name="P10"/>
      <text:p text:style-name="P10"/>
      <text:p text:style-name="P10"><text:span text:style-name="T10">Декабрь 2019 — </text:span><text:span text:style-name="T7">июнь</text:span><text:span text:style-name="T10"> 2021 <text:s text:c="4"/></text:span><text:span text:style-name="T9">1 год 7 месяцев</text:span></text:p>
      <text:p text:style-name="P11">OOO "СДВК"</text:p>
      <text:p text:style-name="P14">Программист С++</text:p>
      <text:p text:style-name="P15">1. Разработка программы для комплекса фотовидеофиксации распознавания нарушений на перекрестке<text:line-break/>2. Разработка программы визуализации траекторий транспорта на экране<text:line-break/>3. Разработка программы формирования осциллограмм и управления шаговым мотором диафрагмы через GPIO<text:line-break/>4. Разработка схемы комплекса фотовидеофиксации на базе ARM для сертификации при температуре -70 +70<text:line-break/>5. Разработка программы контроля и управления температурой и функции ватчдога<text:line-break/>6. Разработка программы пересылки и синхронизации данных между двумя вычислителями<text:line-break/>7. Разработка скриптов для передачи в ZABBIX параметров функционирования комплекса<text:line-break/>8. Разработка скриптов управления модемами quectel ec25 HUAWEI<text:line-break/>9. Работа с SDK камеры DALSA - написание тестовых приложений<text:line-break/>10. Работа с GPS датчиками<text:line-break/>11. Работа с Лазерным измерителем скорости и написание для него приложений<text:line-break/>Стек технологий Linux, С++, С, PostreSql, Bash, Python, Boost, Qt, OpenCV</text:p>
      <text:p text:style-name="P9"/>
      <text:p text:style-name="P9"/>
      <text:p text:style-name="P10"><text:span text:style-name="T10">Октябрь 2016 — </text:span><text:span text:style-name="T7">декабрь</text:span><text:span text:style-name="T10"> 2019 <text:s text:c="5"/></text:span><text:span text:style-name="T9">3 года 3 месяца</text:span></text:p>
      <text:p text:style-name="P11">ООО "План -А"</text:p>
      <text:p text:style-name="P14"><text:soft-page-break/>Программист микроконтроллеров</text:p>
      <text:p text:style-name="P15">1. Разработка программ для микроконтроллеров.<text:line-break/>2. Разработка программ для ПЛК<text:line-break/>3. Разработка злектрических схем.<text:line-break/>4. Проектирование 3D моделей двигающихся конструкций.<text:line-break/>5. Управление процессом производства до сдачи Заказчику.<text:line-break/>Стек технологий Windows, С++, С, Языки программирования МЭК 61131-3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ter" svg:font-family="inter, 'Helvetica Neue', sans-serif"/>
    <style:font-face style:name="var bloko-font-family-override" svg:font-family="'var bloko-font-family-override', Aria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6:36:00.030112057</meta:creation-date>
    <meta:generator>LibreOffice/6.4.7.2$Linux_X86_64 LibreOffice_project/40$Build-2</meta:generator>
    <dc:date>2024-04-19T14:53:16.570784578</dc:date>
    <meta:editing-duration>PT4H33M24S</meta:editing-duration>
    <meta:editing-cycles>22</meta:editing-cycles>
    <meta:document-statistic meta:table-count="0" meta:image-count="0" meta:object-count="0" meta:page-count="2" meta:paragraph-count="16" meta:word-count="307" meta:character-count="2312" meta:non-whitespace-character-count="2005"/>
  </office:meta>
</office:document-meta>
</file>